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020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9005c"/>
    </style: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2" svg:width="2.751cm" svg:height="3.1cm" svg:x="-0.005cm" svg:y="-0.005cm"><draw:text-box><text:p/></draw:text-box></draw:frame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08T13:10:40.254026728</dc:date>
    <meta:editing-duration>PT33M2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